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0E6C68B4C1A.png" manifest:media-type="image/png"/>
  <manifest:file-entry manifest:full-path="Pictures/10000000000002640000008ACA090B0E.png" manifest:media-type="image/png"/>
  <manifest:file-entry manifest:full-path="Pictures/10000000000002DB000000775B3DEA64.png" manifest:media-type="image/png"/>
  <manifest:file-entry manifest:full-path="Pictures/10000000000002670000003B98150340.png" manifest:media-type="image/png"/>
  <manifest:file-entry manifest:full-path="Pictures/10000000000002C5000000E8F3187482.png" manifest:media-type="image/png"/>
  <manifest:file-entry manifest:full-path="Pictures/10000000000003130000010BDCDE3AD8.png" manifest:media-type="image/png"/>
  <manifest:file-entry manifest:full-path="Pictures/1000000000000343000000FF7D7486D4.png" manifest:media-type="image/png"/>
  <manifest:file-entry manifest:full-path="Pictures/10000000000002A00000012D5B0F31E8.png" manifest:media-type="image/png"/>
  <manifest:file-entry manifest:full-path="Pictures/100000000000031600000086DEE29F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6.139cm" svg:height="6.084cm" svg:x="1cm" svg:y="1.666cm">
          <draw:image xlink:href="Pictures/1000000000000262000000E6C68B4C1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092cm" svg:x="1cm" svg:y="12.5cm">
          <draw:image xlink:href="Pictures/10000000000002DB000000775B3DEA64.png" xlink:type="simple" xlink:show="embed" xlink:actuate="onLoad" draw:mime-type="image/png">
            <text:p/>
          </draw:image>
        </draw:frame>
        <draw:frame draw:style-name="gr1" draw:text-style-name="P1" draw:layer="layout" svg:width="18.758cm" svg:height="6.137cm" svg:x="1cm" svg:y="19.863cm">
          <draw:image xlink:href="Pictures/10000000000002C5000000E8F3187482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6.192cm" svg:height="3.65cm" svg:x="1cm" svg:y="1.75cm">
          <draw:image xlink:href="Pictures/10000000000002640000008ACA090B0E.png" xlink:type="simple" xlink:show="embed" xlink:actuate="onLoad" draw:mime-type="image/png">
            <text:p/>
          </draw:image>
        </draw:frame>
        <draw:frame draw:style-name="gr1" draw:text-style-name="P1" draw:layer="layout" svg:width="16.271cm" svg:height="1.56cm" svg:x="1cm" svg:y="11cm">
          <draw:image xlink:href="Pictures/10000000000002670000003B98150340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5.801cm" svg:x="1.001cm" svg:y="17.949cm">
          <draw:image xlink:href="Pictures/1000000000000343000000FF7D7486D4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7.779cm" svg:height="7.963cm" svg:x="1.25cm" svg:y="1.537cm">
          <draw:image xlink:href="Pictures/10000000000002A00000012D5B0F31E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444cm" svg:x="1cm" svg:y="12.556cm">
          <draw:image xlink:href="Pictures/10000000000003130000010BDCDE3AD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221cm" svg:x="1cm" svg:y="21.779cm">
          <draw:image xlink:href="Pictures/100000000000031600000086DEE29F1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8:36:21.900000000</meta:creation-date>
    <dc:date>2024-03-15T20:16:58.578000000</dc:date>
    <meta:editing-duration>PT23M32S</meta:editing-duration>
    <meta:editing-cycles>1</meta:editing-cycles>
    <meta:document-statistic meta:object-count="9"/>
    <meta:generator>LibreOffice/24.2.1.2$Windows_X86_64 LibreOffice_project/db4def46b0453cc22e2d0305797cf981b68ef5ac</meta:generator>
  </office:meta>
</office:document-meta>
</file>